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Version</text:span><text:span text:style-name="T1_2"><text:s/>2.1.3</text:span></text:p>
      <text:p text:style-name="P2"/>
      <text:p text:style-name="P3"><text:span text:style-name="T3_1">-<text:s/></text:span><text:span text:style-name="T3_2">ISSUE</text:span><text:span text:style-name="T3_3"><text:s/>#26:<text:s/></text:span><text:span text:style-name="T3_4">Added</text:span><text:span text:style-name="T3_5"><text:s/></text:span><text:span text:style-name="T3_6">a</text:span><text:span text:style-name="T3_7"><text:s/></text:span><text:span text:style-name="T3_8">define</text:span><text:span text:style-name="T3_9"><text:s/></text:span><text:span text:style-name="T3_10">TM</text:span><text:span text:style-name="T3_11">1638_</text:span><text:span text:style-name="T3_12">COLOR</text:span><text:span text:style-name="T3_13">_</text:span><text:span text:style-name="T3_14">NONE</text:span><text:span text:style-name="T3_15"><text:s/></text:span><text:span text:style-name="T3_16">for</text:span><text:span text:style-name="T3_17"><text:s/></text:span><text:span text:style-name="T3_18">clarity</text:span><text:span text:style-name="T3_19"><text:s/></text:span><text:span text:style-name="T3_20">when</text:span><text:span text:style-name="T3_21"><text:s/></text:span><text:span text:style-name="T3_22">clearing</text:span><text:span text:style-name="T3_23"><text:s/></text:span><text:span text:style-name="T3_24">a</text:span><text:span text:style-name="T3_25"><text:s/></text:span><text:span text:style-name="T3_26">single</text:span><text:span text:style-name="T3_27"><text:s/></text:span><text:span text:style-name="T3_28">LED</text:span><text:span text:style-name="T3_29">.</text:span></text:p>
      <text:p text:style-name="P4"/>
      <text:p text:style-name="P5"><text:span text:style-name="T5_1">Version</text:span><text:span text:style-name="T5_2"><text:s/>2.1.2</text:span></text:p>
      <text:p text:style-name="P6"/>
      <text:p text:style-name="P7"><text:span text:style-name="T7_1">-<text:s/></text:span><text:span text:style-name="T7_2">ISSUE</text:span><text:span text:style-name="T7_3"><text:s/>#22:<text:s/></text:span><text:span text:style-name="T7_4">Corrected</text:span><text:span text:style-name="T7_5"><text:s/></text:span><text:span text:style-name="T7_6">setDisplayDigit</text:span><text:span text:style-name="T7_7"><text:s/></text:span><text:span text:style-name="T7_8">repeatedly</text:span><text:span text:style-name="T7_9"><text:s/></text:span><text:span text:style-name="T7_10">with</text:span><text:span text:style-name="T7_11"><text:s/></text:span><text:span text:style-name="T7_12">the</text:span><text:span text:style-name="T7_13"><text:s/></text:span><text:span text:style-name="T7_14">dot</text:span><text:span text:style-name="T7_15"><text:s/></text:span><text:span text:style-name="T7_16">set</text:span><text:span text:style-name="T7_17"><text:s/></text:span><text:span text:style-name="T7_18">to</text:span><text:span text:style-name="T7_19"><text:s/></text:span><text:span text:style-name="T7_20">true</text:span><text:span text:style-name="T7_21">;</text:span></text:p>
      <text:p text:style-name="P8"><text:span text:style-name="T8_1">-<text:s/></text:span><text:span text:style-name="T8_2">ISSUE</text:span><text:span text:style-name="T8_3"><text:s/>#24:<text:s/></text:span><text:span text:style-name="T8_4">Correction</text:span><text:span text:style-name="T8_5"><text:s/></text:span><text:span text:style-name="T8_6">on</text:span><text:span text:style-name="T8_7"><text:s/></text:span><text:span text:style-name="T8_8">setDisplayToDecNumber</text:span><text:span text:style-name="T8_9"><text:s/></text:span><text:span text:style-name="T8_10">bug</text:span><text:span text:style-name="T8_11"><text:s/>(</text:span><text:span text:style-name="T8_12">thanks</text:span><text:span text:style-name="T8_13"><text:s/></text:span><text:span text:style-name="T8_14">to</text:span><text:span text:style-name="T8_15"><text:s/></text:span><text:span text:style-name="T8_16">hbx</text:span><text:span text:style-name="T8_17">3485).</text:span></text:p>
      <text:p text:style-name="P9"/>
      <text:p text:style-name="P10"><text:span text:style-name="T10_1">Version</text:span><text:span text:style-name="T10_2"><text:s/>2.1.1</text:span></text:p>
      <text:p text:style-name="P11"/>
      <text:p text:style-name="P12"><text:span text:style-name="T12_1">-<text:s/></text:span><text:span text:style-name="T12_2">ISSUE</text:span><text:span text:style-name="T12_3"><text:s/>#21:<text:s/></text:span><text:span text:style-name="T12_4">Problems</text:span><text:span text:style-name="T12_5"><text:s/></text:span><text:span text:style-name="T12_6">on</text:span><text:span text:style-name="T12_7"><text:s/></text:span><text:span text:style-name="T12_8">clearDisplay</text:span><text:span text:style-name="T12_9"><text:s/></text:span><text:span text:style-name="T12_10">and</text:span><text:span text:style-name="T12_11"><text:s/></text:span><text:span text:style-name="T12_12">setupDisplay</text:span><text:span text:style-name="T12_13">.</text:span></text:p>
      <text:p text:style-name="P13"/>
      <text:p text:style-name="P14"><text:span text:style-name="T14_1">Version</text:span><text:span text:style-name="T14_2"><text:s/>2.1.0</text:span></text:p>
      <text:p text:style-name="P15"/>
      <text:p text:style-name="P16"><text:span text:style-name="T16_1">-<text:s/></text:span><text:span text:style-name="T16_2">ISSUE</text:span><text:span text:style-name="T16_3"><text:s/>#20:<text:s/></text:span><text:span text:style-name="T16_4">Support</text:span><text:span text:style-name="T16_5"><text:s/></text:span><text:span text:style-name="T16_6">for</text:span><text:span text:style-name="T16_7"><text:s/></text:span><text:span text:style-name="T16_8">negative</text:span><text:span text:style-name="T16_9"><text:s/></text:span><text:span text:style-name="T16_10">decimal</text:span><text:span text:style-name="T16_11"><text:s/></text:span><text:span text:style-name="T16_12">numbers</text:span><text:span text:style-name="T16_13">;</text:span></text:p>
      <text:p text:style-name="P17"><text:span text:style-name="T17_1">-<text:s/></text:span><text:span text:style-name="T17_2">ISSUE</text:span><text:span text:style-name="T17_3"><text:s/>#19:<text:s/></text:span><text:span text:style-name="T17_4">Corrected</text:span><text:span text:style-name="T17_5"><text:s/></text:span><text:span text:style-name="T17_6">setDisplayToString</text:span><text:span text:style-name="T17_7"><text:s/></text:span><text:span text:style-name="T17_8">dot</text:span><text:span text:style-name="T17_9"><text:s/></text:span><text:span text:style-name="T17_10">bug</text:span><text:span text:style-name="T17_11">.</text:span></text:p>
      <text:p text:style-name="P18"/>
      <text:p text:style-name="P19"><text:span text:style-name="T19_1">Version</text:span><text:span text:style-name="T19_2"><text:s/>2.0.1</text:span></text:p>
      <text:p text:style-name="P20"/>
      <text:p text:style-name="P21"><text:span text:style-name="T21_1">-<text:s/></text:span><text:span text:style-name="T21_2">ISSUE</text:span><text:span text:style-name="T21_3"><text:s/>#15:<text:s/></text:span><text:span text:style-name="T21_4">Backwards</text:span><text:span text:style-name="T21_5"><text:s/></text:span><text:span text:style-name="T21_6">compatibility</text:span><text:span text:style-name="T21_7"><text:s/></text:span><text:span text:style-name="T21_8">with</text:span><text:span text:style-name="T21_9"><text:s/></text:span><text:span text:style-name="T21_10">previous</text:span><text:span text:style-name="T21_11"><text:s/></text:span><text:span text:style-name="T21_12">Arduino</text:span><text:span text:style-name="T21_13"><text:s/></text:span><text:span text:style-name="T21_14">IDE</text:span><text:span text:style-name="T21_15"><text:s/>(</text:span><text:span text:style-name="T21_16">pure</text:span><text:span text:style-name="T21_17"><text:s/></text:span><text:span text:style-name="T21_18">virtual</text:span><text:span text:style-name="T21_19"><text:s/></text:span><text:span text:style-name="T21_20">functions</text:span><text:span text:style-name="T21_21"><text:s/></text:span><text:span text:style-name="T21_22">were</text:span><text:span text:style-name="T21_23"><text:s/></text:span><text:span text:style-name="T21_24">not</text:span><text:span text:style-name="T21_25"><text:s/></text:span><text:span text:style-name="T21_26">supported</text:span><text:span text:style-name="T21_27">);</text:span></text:p>
      <text:p text:style-name="P22"><text:span text:style-name="T22_1">-<text:s/></text:span><text:span text:style-name="T22_2">ISSUE</text:span><text:span text:style-name="T22_3"><text:s/>#18:<text:s/></text:span><text:span text:style-name="T22_4">Corrected</text:span><text:span text:style-name="T22_5"><text:s/></text:span><text:span text:style-name="T22_6">problem</text:span><text:span text:style-name="T22_7"><text:s/></text:span><text:span text:style-name="T22_8">with</text:span><text:span text:style-name="T22_9"><text:s/></text:span><text:span text:style-name="T22_10">setLEDs</text:span><text:span text:style-name="T22_11">()<text:s/></text:span><text:span text:style-name="T22_12">caused</text:span><text:span text:style-name="T22_13"><text:s/></text:span><text:span text:style-name="T22_14">by</text:span><text:span text:style-name="T22_15"><text:s/></text:span><text:span text:style-name="T22_16">changes</text:span><text:span text:style-name="T22_17"><text:s/></text:span><text:span text:style-name="T22_18">in</text:span><text:span text:style-name="T22_19"><text:s/></text:span><text:span text:style-name="T22_20">the</text:span><text:span text:style-name="T22_21"><text:s/></text:span><text:span text:style-name="T22_22">previous</text:span><text:span text:style-name="T22_23"><text:s/></text:span><text:span text:style-name="T22_24">version</text:span><text:span text:style-name="T22_25">.</text:span></text:p>
      <text:p text:style-name="P23"/>
      <text:p text:style-name="P24"><text:span text:style-name="T24_1">Version</text:span><text:span text:style-name="T24_2"><text:s/>2.0.0</text:span></text:p>
      <text:p text:style-name="P25"/>
      <text:p text:style-name="P26"><text:span text:style-name="T26_1">-<text:s/></text:span><text:span text:style-name="T26_2">Support</text:span><text:span text:style-name="T26_3"><text:s/></text:span><text:span text:style-name="T26_4">for</text:span><text:span text:style-name="T26_5"><text:s/></text:span><text:span text:style-name="T26_6">the</text:span><text:span text:style-name="T26_7"><text:s/></text:span><text:span text:style-name="T26_8">TM</text:span><text:span text:style-name="T26_9">1640;</text:span></text:p>
      <text:p text:style-name="P27"><text:span text:style-name="T27_1">-<text:s/></text:span><text:span text:style-name="T27_2">Restructuring</text:span><text:span text:style-name="T27_3"><text:s/></text:span><text:span text:style-name="T27_4">for</text:span><text:span text:style-name="T27_5"><text:s/></text:span><text:span text:style-name="T27_6">supporting</text:span><text:span text:style-name="T27_7"><text:s/></text:span><text:span text:style-name="T27_8">other</text:span><text:span text:style-name="T27_9"><text:s/></text:span><text:span text:style-name="T27_10">modules</text:span><text:span text:style-name="T27_11">.</text:span></text:p>
      <text:p text:style-name="P28"/>
      <text:p text:style-name="P29"><text:span text:style-name="T29_1">Version</text:span><text:span text:style-name="T29_2"><text:s/>1.6.0</text:span></text:p>
      <text:p text:style-name="P30"/>
      <text:p text:style-name="P31"><text:span text:style-name="T31_1">-<text:s/></text:span><text:span text:style-name="T31_2">ISSUE</text:span><text:span text:style-name="T31_3"><text:s/>#10:<text:s/></text:span><text:span text:style-name="T31_4">Support</text:span><text:span text:style-name="T31_5"><text:s/></text:span><text:span text:style-name="T31_6">for</text:span><text:span text:style-name="T31_7"><text:s/></text:span><text:span text:style-name="T31_8">starting</text:span><text:span text:style-name="T31_9"><text:s/></text:span><text:span text:style-name="T31_10">position</text:span><text:span text:style-name="T31_11"><text:s/></text:span><text:span text:style-name="T31_12">on</text:span><text:span text:style-name="T31_13"><text:s/></text:span><text:span text:style-name="T31_14">setDisplayToString</text:span><text:span text:style-name="T31_15">()<text:s/></text:span><text:span text:style-name="T31_16">methods</text:span><text:span text:style-name="T31_17">.</text:span></text:p>
      <text:p text:style-name="P32"><text:span text:style-name="T32_1"><text:s text:c="2"/></text:span><text:span text:style-name="T32_2">WARNING</text:span><text:span text:style-name="T32_3">:<text:s/></text:span><text:span text:style-name="T32_4">setDisplayToString</text:span><text:span text:style-name="T32_5"><text:s/></text:span><text:span text:style-name="T32_6">methods</text:span><text:span text:style-name="T32_7"><text:s/></text:span><text:span text:style-name="T32_8">have</text:span><text:span text:style-name="T32_9"><text:s/></text:span><text:span text:style-name="T32_10">changed</text:span><text:span text:style-name="T32_11"><text:s/></text:span><text:span text:style-name="T32_12">prototype</text:span><text:span text:style-name="T32_13"><text:s/></text:span><text:span text:style-name="T32_14">and</text:span><text:span text:style-name="T32_15"><text:s/></text:span><text:span text:style-name="T32_16">are</text:span><text:span text:style-name="T32_17"><text:s/></text:span><text:span text:style-name="T32_18">incompatible</text:span><text:span text:style-name="T32_19"><text:s/></text:span><text:span text:style-name="T32_20">with</text:span><text:span text:style-name="T32_21"><text:s/></text:span><text:span text:style-name="T32_22">code</text:span><text:span text:style-name="T32_23"><text:s/></text:span><text:span text:style-name="T32_24">compiled</text:span><text:span text:style-name="T32_25"><text:s/></text:span><text:span text:style-name="T32_26">for</text:span><text:span text:style-name="T32_27"><text:s/>1.5.</text:span><text:span text:style-name="T32_28">x</text:span><text:span text:style-name="T32_29"><text:s/>(</text:span><text:span text:style-name="T32_30">if</text:span><text:span text:style-name="T32_31"><text:s/></text:span><text:span text:style-name="T32_32">you</text:span><text:span text:style-name="T32_33"><text:s/></text:span><text:span text:style-name="T32_34">specified</text:span><text:span text:style-name="T32_35"><text:s/></text:span><text:span text:style-name="T32_36">a</text:span><text:span text:style-name="T32_37"><text:s/></text:span><text:span text:style-name="T32_38">custom</text:span><text:span text:style-name="T32_39"><text:s/></text:span><text:span text:style-name="T32_40">font</text:span><text:span text:style-name="T32_41">)</text:span></text:p>
      <text:p text:style-name="P33"/>
      <text:p text:style-name="P34"><text:span text:style-name="T34_1">Version</text:span><text:span text:style-name="T34_2"><text:s/>1.5.2</text:span></text:p>
      <text:p text:style-name="P35"/>
      <text:p text:style-name="P36"><text:span text:style-name="T36_1">-<text:s/></text:span><text:span text:style-name="T36_2">ISSUE</text:span><text:span text:style-name="T36_3"><text:s/>#9:<text:s/></text:span><text:span text:style-name="T36_4">Backwards</text:span><text:span text:style-name="T36_5"><text:s/></text:span><text:span text:style-name="T36_6">compatibility</text:span><text:span text:style-name="T36_7"><text:s/></text:span><text:span text:style-name="T36_8">with</text:span><text:span text:style-name="T36_9"><text:s/></text:span><text:span text:style-name="T36_10">previous</text:span><text:span text:style-name="T36_11"><text:s/></text:span><text:span text:style-name="T36_12">Arduino</text:span><text:span text:style-name="T36_13"><text:s/></text:span><text:span text:style-name="T36_14">IDE</text:span><text:span text:style-name="T36_15">.</text:span></text:p>
      <text:p text:style-name="P37"/>
      <text:p text:style-name="P38"><text:span text:style-name="T38_1">Version</text:span><text:span text:style-name="T38_2"><text:s/>1.5.1</text:span></text:p>
      <text:p text:style-name="P39"/>
      <text:p text:style-name="P40"><text:span text:style-name="T40_1">-<text:s/></text:span><text:span text:style-name="T40_2">ISSUE</text:span><text:span text:style-name="T40_3"><text:s/>#7:<text:s/></text:span><text:span text:style-name="T40_4">New</text:span><text:span text:style-name="T40_5"><text:s/></text:span><text:span text:style-name="T40_6">character</text:span><text:span text:style-name="T40_7"><text:s/></text:span><text:span text:style-name="T40_8">data</text:span><text:span text:style-name="T40_9"><text:s/></text:span><text:span text:style-name="T40_10">in</text:span><text:span text:style-name="T40_11"><text:s/></text:span><text:span text:style-name="T40_12">default</text:span><text:span text:style-name="T40_13"><text:s/></text:span><text:span text:style-name="T40_14">font</text:span><text:span text:style-name="T40_15"><text:s/></text:span><text:span text:style-name="T40_16">for</text:span><text:span text:style-name="T40_17"><text:s/>'*';</text:span></text:p>
      <text:p text:style-name="P41"><text:span text:style-name="T41_1">-<text:s/></text:span><text:span text:style-name="T41_2">Minor</text:span><text:span text:style-name="T41_3"><text:s/></text:span><text:span text:style-name="T41_4">optimization</text:span><text:span text:style-name="T41_5"><text:s/></text:span><text:span text:style-name="T41_6">on</text:span><text:span text:style-name="T41_7"><text:s/></text:span><text:span text:style-name="T41_8">inverted</text:span><text:span text:style-name="T41_9"><text:s/></text:span><text:span text:style-name="T41_10">TM</text:span><text:span text:style-name="T41_11">1638.</text:span></text:p>
      <text:p text:style-name="P42"/>
      <text:p text:style-name="P43"><text:span text:style-name="T43_1">Version</text:span><text:span text:style-name="T43_2"><text:s/>1.5.0</text:span></text:p>
      <text:p text:style-name="P44"/>
      <text:p text:style-name="P45"><text:span text:style-name="T45_1">-<text:s/></text:span><text:span text:style-name="T45_2">support</text:span><text:span text:style-name="T45_3"><text:s/></text:span><text:span text:style-name="T45_4">for</text:span><text:span text:style-name="T45_5"><text:s/></text:span><text:span text:style-name="T45_6">inverted</text:span><text:span text:style-name="T45_7"><text:s/></text:span><text:span text:style-name="T45_8">module</text:span><text:span text:style-name="T45_9">;</text:span></text:p>
      <text:p text:style-name="P46"><text:span text:style-name="T46_1">-<text:s/></text:span><text:span text:style-name="T46_2">support</text:span><text:span text:style-name="T46_3"><text:s/></text:span><text:span text:style-name="T46_4">for</text:span><text:span text:style-name="T46_5"><text:s/></text:span><text:span text:style-name="T46_6">Arduino</text:span><text:span text:style-name="T46_7"><text:s/></text:span><text:span text:style-name="T46_8">IDE</text:span><text:span text:style-name="T46_9"><text:s/>1.0;</text:span></text:p>
      <text:p text:style-name="P47"><text:span text:style-name="T47_1">-<text:s/></text:span><text:span text:style-name="T47_2">some</text:span><text:span text:style-name="T47_3"><text:s/></text:span><text:span text:style-name="T47_4">restructuring</text:span><text:span text:style-name="T47_5">.</text:span></text:p>
      <text:p text:style-name="P48"/>
      <text:p text:style-name="P49"><text:span text:style-name="T49_1">Version</text:span><text:span text:style-name="T49_2"><text:s/>1.4.0</text:span></text:p>
      <text:p text:style-name="P50"/>
      <text:p text:style-name="P51"><text:span text:style-name="T51_1">-<text:s/></text:span><text:span text:style-name="T51_2">ISSUE</text:span><text:span text:style-name="T51_3"><text:s/>#6:<text:s/></text:span><text:span text:style-name="T51_4">Support</text:span><text:span text:style-name="T51_5"><text:s/></text:span><text:span text:style-name="T51_6">for</text:span><text:span text:style-name="T51_7"><text:s/></text:span><text:span text:style-name="T51_8">specifying</text:span><text:span text:style-name="T51_9"><text:s/></text:span><text:span text:style-name="T51_10">dots</text:span><text:span text:style-name="T51_11"><text:s/></text:span><text:span text:style-name="T51_12">on</text:span><text:span text:style-name="T51_13"><text:s/></text:span><text:span text:style-name="T51_14">setDisplayToString</text:span></text:p>
      <text:p text:style-name="P52"><text:span text:style-name="T52_1"><text:s text:c="2"/></text:span><text:span text:style-name="T52_2">WARNING</text:span><text:span text:style-name="T52_3">:<text:s/></text:span><text:span text:style-name="T52_4">setDisplayToString</text:span><text:span text:style-name="T52_5"><text:s/></text:span><text:span text:style-name="T52_6">methods</text:span><text:span text:style-name="T52_7"><text:s/></text:span><text:span text:style-name="T52_8">have</text:span><text:span text:style-name="T52_9"><text:s/></text:span><text:span text:style-name="T52_10">changed</text:span><text:span text:style-name="T52_11"><text:s/></text:span><text:span text:style-name="T52_12">prototype</text:span><text:span text:style-name="T52_13"><text:s/></text:span><text:span text:style-name="T52_14">and</text:span><text:span text:style-name="T52_15"><text:s/></text:span><text:span text:style-name="T52_16">are</text:span><text:span text:style-name="T52_17"><text:s/></text:span><text:span text:style-name="T52_18">incompatible</text:span><text:span text:style-name="T52_19"><text:s/></text:span><text:span text:style-name="T52_20">with</text:span><text:span text:style-name="T52_21"><text:s/></text:span><text:span text:style-name="T52_22">code</text:span><text:span text:style-name="T52_23"><text:s/></text:span><text:span text:style-name="T52_24">compiled</text:span><text:span text:style-name="T52_25"><text:s/></text:span><text:span text:style-name="T52_26">for</text:span><text:span text:style-name="T52_27"><text:s/>1.3.</text:span><text:span text:style-name="T52_28">x</text:span><text:span text:style-name="T52_29"><text:s/>(</text:span><text:span text:style-name="T52_30">if</text:span><text:span text:style-name="T52_31"><text:s/></text:span><text:span text:style-name="T52_32">you</text:span><text:span text:style-name="T52_33"><text:s/></text:span><text:span text:style-name="T52_34">specified</text:span><text:span text:style-name="T52_35"><text:s/></text:span><text:span text:style-name="T52_36">a</text:span><text:span text:style-name="T52_37"><text:s/></text:span><text:span text:style-name="T52_38">custom</text:span><text:span text:style-name="T52_39"><text:s/></text:span><text:span text:style-name="T52_40">font</text:span><text:span text:style-name="T52_41">)</text:span></text:p>
      <text:p text:style-name="P53"/>
      <text:p text:style-name="P54"><text:span text:style-name="T54_1">Version</text:span><text:span text:style-name="T54_2"><text:s/>1.3.2</text:span></text:p>
      <text:p text:style-name="P55"/>
      <text:p text:style-name="P56"><text:span text:style-name="T56_1">-<text:s/></text:span><text:span text:style-name="T56_2">ISSUE</text:span><text:span text:style-name="T56_3"><text:s/>#5:<text:s/></text:span><text:span text:style-name="T56_4">Correction</text:span><text:span text:style-name="T56_5"><text:s/></text:span><text:span text:style-name="T56_6">of</text:span><text:span text:style-name="T56_7"><text:s/></text:span><text:span text:style-name="T56_8">string</text:span><text:span text:style-name="T56_9"><text:s/></text:span><text:span text:style-name="T56_10">library</text:span><text:span text:style-name="T56_11"><text:s/></text:span><text:span text:style-name="T56_12">import</text:span><text:span text:style-name="T56_13">.</text:span></text:p>
      <text:p text:style-name="P57"/>
      <text:p text:style-name="P58"><text:span text:style-name="T58_1">Version</text:span><text:span text:style-name="T58_2"><text:s/>1.3.1</text:span></text:p>
      <text:p text:style-name="P59"/>
      <text:p text:style-name="P60"><text:span text:style-name="T60_1">-<text:s/></text:span><text:span text:style-name="T60_2">changed</text:span><text:span text:style-name="T60_3"><text:s/></text:span><text:span text:style-name="T60_4">pins</text:span><text:span text:style-name="T60_5"><text:s/></text:span><text:span text:style-name="T60_6">on</text:span><text:span text:style-name="T60_7"><text:s/></text:span><text:span text:style-name="T60_8">the</text:span><text:span text:style-name="T60_9"><text:s/></text:span><text:span text:style-name="T60_10">examples</text:span><text:span text:style-name="T60_11"><text:s/></text:span><text:span text:style-name="T60_12">to</text:span><text:span text:style-name="T60_13"><text:s/></text:span><text:span text:style-name="T60_14">match</text:span><text:span text:style-name="T60_15"><text:s/></text:span><text:span text:style-name="T60_16">schematics</text:span><text:span text:style-name="T60_17"><text:s/></text:span><text:span text:style-name="T60_18">on</text:span><text:span text:style-name="T60_19"><text:s/></text:span><text:span text:style-name="T60_20">project</text:span><text:span text:style-name="T60_21"><text:s/></text:span><text:span text:style-name="T60_22">site</text:span><text:span text:style-name="T60_23">.</text:span></text:p>
      <text:p text:style-name="P61"/>
      <text:p text:style-name="P62"><text:span text:style-name="T62_1">Version</text:span><text:span text:style-name="T62_2"><text:s/>1.3.0</text:span></text:p>
      <text:p text:style-name="P63"/>
      <text:p text:style-name="P64"><text:span text:style-name="T64_1">-<text:s/></text:span><text:span text:style-name="T64_2">added</text:span><text:span text:style-name="T64_3"><text:s/></text:span><text:span text:style-name="T64_4">support</text:span><text:span text:style-name="T64_5"><text:s/></text:span><text:span text:style-name="T64_6">for</text:span><text:span text:style-name="T64_7"><text:s/></text:span><text:span text:style-name="T64_8">String</text:span><text:span text:style-name="T64_9"><text:s/></text:span><text:span text:style-name="T64_10">Object</text:span><text:span text:style-name="T64_11">;</text:span></text:p>
      <text:p text:style-name="P65"><text:span text:style-name="T65_1">-<text:s/></text:span><text:span text:style-name="T65_2">added</text:span><text:span text:style-name="T65_3"><text:s/></text:span><text:span text:style-name="T65_4">support</text:span><text:span text:style-name="T65_5"><text:s/></text:span><text:span text:style-name="T65_6">for</text:span><text:span text:style-name="T65_7"><text:s/></text:span><text:span text:style-name="T65_8">removing</text:span><text:span text:style-name="T65_9"><text:s/></text:span><text:span text:style-name="T65_10">leading</text:span><text:span text:style-name="T65_11"><text:s/></text:span><text:span text:style-name="T65_12">zeros</text:span><text:span text:style-name="T65_13"><text:s/></text:span><text:span text:style-name="T65_14">in</text:span><text:span text:style-name="T65_15"><text:s/></text:span><text:span text:style-name="T65_16">displaying</text:span><text:span text:style-name="T65_17"><text:s/></text:span><text:span text:style-name="T65_18">numbers</text:span><text:span text:style-name="T65_19">.</text:span></text:p>
      <text:p text:style-name="P66"/>
      <text:p text:style-name="P67"><text:span text:style-name="T67_1">Version</text:span><text:span text:style-name="T67_2"><text:s/>1.2.0</text:span></text:p>
      <text:p text:style-name="P68"/>
      <text:p text:style-name="P69"><text:span text:style-name="T69_1">-<text:s/></text:span><text:span text:style-name="T69_2">added</text:span><text:span text:style-name="T69_3"><text:s/></text:span><text:span text:style-name="T69_4">support</text:span><text:span text:style-name="T69_5"><text:s/></text:span><text:span text:style-name="T69_6">for</text:span><text:span text:style-name="T69_7"><text:s/></text:span><text:span text:style-name="T69_8">writing</text:span><text:span text:style-name="T69_9"><text:s/></text:span><text:span text:style-name="T69_10">text</text:span><text:span text:style-name="T69_11">.</text:span></text:p>
      <text:p text:style-name="P70"/>
      <text:p text:style-name="P71"><text:span text:style-name="T71_1">Version</text:span><text:span text:style-name="T71_2"><text:s/>1.1.0</text:span></text:p>
      <text:p text:style-name="P72"/>
      <text:p text:style-name="P73"><text:span text:style-name="T73_1">-<text:s/></text:span><text:span text:style-name="T73_2">restructuring</text:span><text:span text:style-name="T73_3"><text:s/></text:span><text:span text:style-name="T73_4">and</text:span><text:span text:style-name="T73_5"><text:s/></text:span><text:span text:style-name="T73_6">added</text:span><text:span text:style-name="T73_7"><text:s/>2<text:s/></text:span><text:span text:style-name="T73_8">proper</text:span><text:span text:style-name="T73_9"><text:s/></text:span><text:span text:style-name="T73_10">examples</text:span><text:span text:style-name="T73_11">,<text:s/></text:span><text:span text:style-name="T73_12">available</text:span><text:span text:style-name="T73_13"><text:s/></text:span><text:span text:style-name="T73_14">in</text:span><text:span text:style-name="T73_15"><text:s/></text:span><text:span text:style-name="T73_16">the</text:span><text:span text:style-name="T73_17"><text:s/></text:span><text:span text:style-name="T73_18">arduino</text:span><text:span text:style-name="T73_19"><text:s/></text:span><text:span text:style-name="T73_20">ide</text:span><text:span text:style-name="T73_21">.</text:span></text:p>
      <text:p text:style-name="P74"/>
      <text:p text:style-name="P75"><text:span text:style-name="T75_1">Version</text:span><text:span text:style-name="T75_2"><text:s/>1.0.0</text:span></text:p>
      <text:p text:style-name="P76"/>
      <text:p text:style-name="P77"><text:span text:style-name="T77_1">-<text:s/></text:span><text:span text:style-name="T77_2">initial</text:span><text:span text:style-name="T77_3"><text:s/></text:span><text:span text:style-name="T77_4">release</text:span><text:span text:style-name="T77_5">.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